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fo:font-weight="bold" officeooo:rsid="000576b0" officeooo:paragraph-rsid="000576b0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paragraph-rsid="000576b0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0576b0"/>
    </style:style>
    <style:style style:name="P4" style:family="paragraph" style:parent-style-name="Standard">
      <style:paragraph-properties fo:margin-top="0in" fo:margin-bottom="0.1965in" style:contextual-spacing="false"/>
    </style:style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>
      <style:paragraph-properties fo:margin-top="0in" fo:margin-bottom="0in" style:contextual-spacing="false"/>
    </style:style>
    <style:style style:name="T1" style:family="text">
      <style:text-properties officeooo:rsid="000576b0"/>
    </style:style>
    <style:style style:name="T2" style:family="text">
      <style:text-properties officeooo:rsid="000603f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for Google AI:</text:p>
      <text:p text:style-name="P1"/>
      <text:p text:style-name="P2">‘how well do <text:span text:style-name="T1">N</text:span>ew <text:span text:style-name="T1">M</text:span>exico colleges and universities teach problem solving skills</text:p>
      <text:p text:style-name="P2">New Mexico's higher education’</text:p>
      <text:p text:style-name="P3"/>
      <text:p text:style-name="P3"><text:span text:style-name="T2">The</text:span> system places a strong emphasis on developing essential skills, including <text:span text:style-name="Strong_20_Emphasis">critical thinking and problem-solving</text:span>, with these skills integrated into the statewide general education curriculum and individual university programs. </text:p>
      <text:p text:style-name="P4"/>
      <text:p text:style-name="P4">Instructional Approach and Focus</text:p>
      <text:list text:style-name="L1">
        <text:list-item>
          <text:p text:style-name="P5"><text:span text:style-name="Strong_20_Emphasis">Integrated Essential Skills</text:span>: The New Mexico Higher Education Department's General Education Curriculum Model mandates that all public higher education institutions focus on essential skills, with "Critical Thinking" a core component in all six content areas (Communications, Mathematics, Science, Social &amp; Behavioral Sciences, Humanities). Problem Setting, Evidence Acquisition, Evidence Evaluation, and Reasoning/Conclusion are specific components of critical thinking that courses are required to address.</text:p>
        </text:list-item>
        <text:list-item>
          <text:p text:style-name="P5"><text:span text:style-name="Strong_20_Emphasis">Experiential Learning</text:span>: Universities like the University of New Mexico (UNM) and New Mexico State University (NMSU) incorporate "high-impact practices" such as undergraduate research, internships, and community engagement to provide students with real-world problem-solving experiences.</text:p>
        </text:list-item>
        <text:list-item>
          <text:p text:style-name="P5"><text:span text:style-name="Strong_20_Emphasis">Problem-Based Learning (PBL)</text:span>: Some departments, such as Biochemistry and Molecular Biology at UNM, have used online problem-based learning case discussions in large classes to actively teach and assess problem-solving strategies, allowing faculty to measure improvements and identify areas where students struggle.</text:p>
        </text:list-item>
        <text:list-item>
          <text:p text:style-name="P6"><text:span text:style-name="Strong_20_Emphasis">Foundational Support</text:span>: Courses like "Foundational Math" at UNM are designed specifically to build foundational math, problem-solving, and self-directed learning skills, with evidence showing that students who take this course are more likely to graduate. </text:p>
        </text:list-item>
      </text:list>
      <text:list text:style-name="L2">
        <text:list-item>
          <text:p text:style-name="P7"/>
        </text:list-item>
      </text:list>
      <text:p text:style-name="Text_20_body">Outcomes and Employer Perspectives</text:p>
      <text:list text:style-name="L3">
        <text:list-item>
          <text:p text:style-name="P8"><text:span text:style-name="Strong_20_Emphasis">Employer Demand</text:span>: Employers in New Mexico, consistent with national trends, highly value problem-solving and critical thinking skills in new graduates, often prioritizing these skills over a specific major or GPA.</text:p>
        </text:list-item>
        <text:list-item>
          <text:p text:style-name="P9"><text:span text:style-name="Strong_20_Emphasis">Perceived Gaps</text:span>: While problem-solving is a core part of the curriculum, some studies and employer surveys indicate a perception that students could be better prepared in complex problem-solving and critical thinking. This suggests that while the focus is present, the effective translation into applied skills for all students remains an ongoing challenge. </text:p>
        </text:list-item>
      </text:list>
      <text:list text:style-name="L4">
        <text:list-item>
          <text:p text:style-name="P10"/>
        </text:list-item>
      </text:list>
      <text:p text:style-name="P11">In summary, New Mexico colleges and universities have a <text:span text:style-name="Strong_20_Emphasis">structured and intentional framework</text:span> for teaching problem-solving skills, with a focus on critical thinking and real-world application. The effectiveness, however, appears to vary by program and individual student, as the state actively works to enhance these outcomes across all institutions. 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0T12:54:51.571591339</meta:creation-date>
    <dc:title>Half inch margin</dc:title>
    <meta:editing-duration>PT2H42M58S</meta:editing-duration>
    <meta:editing-cycles>5</meta:editing-cycles>
    <meta:generator>LibreOffice/25.2.7.2$Linux_X86_64 LibreOffice_project/520$Build-2</meta:generator>
    <dc:date>2025-11-23T15:40:02.048470146</dc:date>
    <meta:document-statistic meta:table-count="0" meta:image-count="0" meta:object-count="0" meta:page-count="1" meta:paragraph-count="15" meta:word-count="368" meta:character-count="2714" meta:non-whitespace-character-count="2363"/>
    <meta:template xlink:type="simple" xlink:actuate="onRequest" xlink:title="Half inch margin" xlink:href="../../../.config/libreoffice/4/user/template/Half%20inch%20margin.ott" meta:date="2025-11-20T12:54:50.029157430"/>
  </office:meta>
</office:document-meta>
</file>